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70.7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7.31mm"/>
    </style:style>
    <style:style style:name="co19" style:family="table-column">
      <style:table-column-properties fo:break-before="auto" style:column-width="32.07mm"/>
    </style:style>
    <style:style style:name="co20" style:family="table-column">
      <style:table-column-properties fo:break-before="auto" style:column-width="77.1mm"/>
    </style:style>
    <style:style style:name="co5" style:family="table-column">
      <style:table-column-properties fo:break-before="auto" style:column-width="37.25mm"/>
    </style:style>
    <style:style style:name="co6" style:family="table-column">
      <style:table-column-properties fo:break-before="auto" style:column-width="57.75mm"/>
    </style:style>
    <style:style style:name="co10" style:family="table-column">
      <style:table-column-properties fo:break-before="auto" style:column-width="50.59mm"/>
    </style:style>
    <style:style style:name="co11" style:family="table-column">
      <style:table-column-properties fo:break-before="auto" style:column-width="30.67mm"/>
    </style:style>
    <style:style style:name="co12" style:family="table-column">
      <style:table-column-properties fo:break-before="auto" style:column-width="30.94mm"/>
    </style:style>
    <style:style style:name="co13" style:family="table-column">
      <style:table-column-properties fo:break-before="auto" style:column-width="41.2mm"/>
    </style:style>
    <style:style style:name="co14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42.77mm"/>
    </style:style>
    <style:style style:name="co21" style:family="table-column">
      <style:table-column-properties fo:break-before="auto" style:column-width="31.13mm"/>
    </style:style>
    <style:style style:name="co22" style:family="table-column">
      <style:table-column-properties fo:break-before="auto" style:column-width="36.85mm"/>
    </style:style>
    <style:style style:name="co23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ta8" style:family="table" style:master-page-name="Default">
      <style:table-properties table:display="true" style:writing-mode="lr-tb" tableooo:tab-color="#000000"/>
    </style:style>
    <style:style style:name="ta2" style:family="table" style:master-page-name="Default">
      <style:table-properties table:display="true" style:writing-mode="lr-tb" tableooo:tab-color="#9966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08080"/>
    </style:style>
    <style:style style:name="ta7" style:family="table" style:master-page-name="Default">
      <style:table-properties table:display="true" style:writing-mode="lr-tb" tableooo:tab-color="#ff9900"/>
    </style:style>
    <style:style style:name="ta9" style:family="table" style:master-page-name="Default">
      <style:table-properties table:display="true" style:writing-mode="lr-tb" tableooo:tab-color="#dddddd"/>
    </style:style>
    <style:style style:name="ta10" style:family="table" style:master-page-name="Default">
      <style:table-properties table:display="true" style:writing-mode="lr-tb" tableooo:tab-color="#aecf00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30" style:family="table-cell" style:parent-style-name="Default">
      <style:text-properties fo:color="#800000" style:text-position="" style:text-underline-style="solid" style:text-underline-width="auto" style:text-underline-color="font-color"/>
    </style:style>
    <style:style style:name="ce31" style:family="table-cell" style:parent-style-name="Default">
      <style:text-properties fo:color="#800000"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34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35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eeeeee" fo:border-left="none" fo:border-right="0.06pt solid #0066ff" fo:border-top="none"/>
      <style:text-properties fo:color="#0066ff"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c5000b" fo:background-color="#eeeeee" fo:border-left="none" fo:border-right="none" fo:border-top="0.06pt solid #c5000b"/>
      <style:text-properties fo:color="#c5000b"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9900" fo:border-left="none" fo:border-right="none" fo:border-top="0.06pt solid #009900"/>
      <style:text-properties fo:color="#009933"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fo:border-left="0.06pt solid #0066ff" fo:border-right="none" fo:border-top="none"/>
      <style:text-properties fo:color="#0066ff"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0.74pt solid #ff3333" fo:background-color="#eeeeee" style:text-align-source="fix" style:repeat-content="false" fo:border-left="none" fo:border-right="none" fo:border-top="0.74pt solid #ff3333"/>
      <style:paragraph-properties fo:text-align="start" fo:margin-left="0mm"/>
      <style:text-properties fo:color="#ff3333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009900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9966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9900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00cc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color="#3465a4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49" style:family="table-cell" style:parent-style-name="Default">
      <style:table-cell-properties fo:background-color="#330000" style:text-align-source="fix" style:repeat-content="false"/>
      <style:paragraph-properties fo:text-align="start" fo:margin-left="0mm"/>
      <style:text-properties fo:color="#ccff00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cc00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51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009900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cc00"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color="#dddddd" style:text-position="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55" style:family="table-cell" style:parent-style-name="Default">
      <style:table-cell-properties fo:border-bottom="0.06pt solid #c5000b" fo:background-color="#eeeeee" fo:border-left="none" fo:border-right="none" fo:border-top="0.06pt solid #c5000b"/>
      <style:text-properties fo:color="#800000"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0.06pt solid #009933" fo:background-color="#eeeeee" fo:border-left="none" fo:border-right="none" fo:border-top="0.06pt solid #009933"/>
      <style:text-properties fo:color="#009933"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3399ff" fo:border-right="none" fo:border-top="none"/>
      <style:text-properties fo:color="#0066ff"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6pt solid #3399ff" fo:border-top="none"/>
      <style:text-properties fo:color="#0066ff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9" style:family="table-cell" style:parent-style-name="Default">
      <style:text-properties fo:color="#800000" style:text-underline-style="solid" style:text-underline-width="auto" style:text-underline-color="font-color"/>
    </style:style>
    <style:style style:name="ce40" style:family="table-cell" style:parent-style-name="Default">
      <style:text-properties fo:color="#8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c5000b" fo:background-color="#eeeeee" fo:border-left="none" fo:border-right="none" fo:border-top="0.06pt solid #c5000b"/>
      <style:text-properties fo:color="#c5000b" fo:font-weight="bold" style:font-weight-asian="bold" style:font-weight-complex="bold"/>
    </style:style>
    <style:style style:name="ce64" style:family="table-cell" style:parent-style-name="Default">
      <style:table-cell-properties fo:border-bottom="0.06pt solid #009900" fo:border-left="none" fo:border-right="none" fo:border-top="0.06pt solid #009900"/>
      <style:text-properties fo:color="#009933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eeeee" fo:border-left="0.06pt solid #0066ff" fo:border-right="none" fo:border-top="none"/>
      <style:text-properties fo:color="#0066ff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66ff" fo:border-top="none"/>
      <style:text-properties fo:color="#0066ff" fo:font-weight="bold" style:font-weight-asian="bold" style:font-weight-complex="bold"/>
    </style:style>
    <style:style style:name="ce67" style:family="table-cell" style:parent-style-name="Default">
      <style:table-cell-properties fo:border-bottom="0.74pt solid #ff3333" fo:background-color="#eeeeee" style:text-align-source="fix" style:repeat-content="false" fo:border-left="none" fo:border-right="none" fo:border-top="0.74pt solid #ff3333"/>
      <style:paragraph-properties fo:text-align="center" fo:margin-left="0mm"/>
      <style:text-properties fo:color="#ff3333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74pt solid #007826" fo:background-color="#ccffcc" style:text-align-source="fix" style:repeat-content="false" fo:border-left="none" fo:border-right="none" fo:border-top="0.74pt solid #007826"/>
      <style:paragraph-properties fo:text-align="center" fo:margin-left="0mm"/>
      <style:text-properties fo:color="#0099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72" style:family="table-cell" style:parent-style-name="Default">
      <style:table-cell-properties fo:border-bottom="0.74pt solid #ff3333" fo:background-color="#eeeeee" style:text-align-source="fix" style:repeat-content="false" fo:border-left="none" fo:border-right="none" fo:border-top="0.74pt solid #ff3333"/>
      <style:paragraph-properties fo:text-align="start" fo:margin-left="0mm"/>
      <style:text-properties fo:color="#ff3333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99" fo:font-weight="bold" style:font-weight-asian="bold" style:font-weight-complex="bold"/>
    </style:style>
    <style:style style:name="ce74" style:family="table-cell" style:parent-style-name="Default">
      <style:table-cell-properties fo:border-bottom="0.74pt solid #007826" fo:background-color="#ccffcc" style:text-align-source="fix" style:repeat-content="false" fo:border-left="none" fo:border-right="none" fo:border-top="0.74pt solid #007826"/>
      <style:paragraph-properties fo:text-align="start" fo:margin-left="0mm"/>
      <style:text-properties fo:color="#00990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66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fo:font-weight="bold" style:font-weight-asian="bold" style:font-weight-complex="bold"/>
    </style:style>
    <style:style style:name="ce77" style:family="table-cell" style:parent-style-name="Default">
      <style:text-properties fo:color="#996600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/>
    </style:style>
    <style:style style:name="ce79" style:family="table-cell" style:parent-style-name="Default">
      <style:table-cell-properties fo:border-bottom="0.06pt solid #cc0000" fo:border-left="none" fo:border-right="none" fo:border-top="0.06pt solid #cc0000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color="#ffffff" fo:font-weight="bold" style:font-weight-asian="bold" style:font-weight-complex="bold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9900" fo:background-color="#ccffcc" fo:border-left="none" fo:border-right="none" fo:border-top="0.06pt solid #009900"/>
      <style:text-properties fo:color="#009900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999999"/>
      <style:text-properties fo:color="#ffffff" fo:font-weight="bold" style:font-weight-asian="bold" style:font-weight-complex="bold"/>
    </style:style>
    <style:style style:name="ce85" style:family="table-cell" style:parent-style-name="Default">
      <style:text-properties fo:color="#996600" fo:font-weight="bold" style:font-weight-asian="bold" style:font-weight-complex="bold"/>
    </style:style>
    <style:style style:name="ce86" style:family="table-cell" style:parent-style-name="Default">
      <style:text-properties fo:color="#801900" fo:font-weight="bold" style:font-weight-asian="bold" style:font-weight-complex="bold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order-bottom="0.06pt solid #009900" fo:background-color="#ccffcc" style:text-align-source="fix" style:repeat-content="false" fo:border-left="none" fo:border-right="none" fo:border-top="0.06pt solid #009900"/>
      <style:paragraph-properties fo:text-align="start" fo:margin-left="0mm"/>
      <style:text-properties fo:color="#009900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cc0000" style:text-align-source="fix" style:repeat-content="false" fo:border-left="none" fo:border-right="none" fo:border-top="0.06pt solid #cc0000"/>
      <style:paragraph-properties fo:text-align="start" fo:margin-left="0mm"/>
      <style:text-properties fo:color="#ff0000" fo:font-weight="bold" style:font-weight-asian="bold" style:font-weight-complex="bold"/>
    </style:style>
    <style:style style:name="ce94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1900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cc" fo:font-weight="bold" style:font-weight-asian="bold" style:font-weight-complex="bold"/>
    </style:style>
    <style:style style:name="ce97" style:family="table-cell" style:parent-style-name="Default">
      <style:table-cell-properties fo:border-bottom="0.74pt solid #ff3333" fo:background-color="#eeeeee" style:text-align-source="fix" style:repeat-content="false" fo:border-left="none" fo:border-right="none" fo:border-top="0.74pt solid #ff3333"/>
      <style:paragraph-properties fo:text-align="start" fo:margin-left="0mm"/>
      <style:text-properties fo:color="#ff3333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99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009900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9966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9900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00cc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text-properties fo:color="#3465a4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5" style:family="table-cell" style:parent-style-name="Default">
      <style:table-cell-properties fo:background-color="#330000" style:text-align-source="fix" style:repeat-content="false"/>
      <style:paragraph-properties fo:text-align="start" fo:margin-left="0mm"/>
      <style:text-properties fo:color="#ccff00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cc00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07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009900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cc00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dddddd" fo:font-weight="bold" style:font-weight-asian="bold" style:font-weight-complex="bold"/>
      <style:map style:condition="cell-content()=&quot;Location&quot;" style:apply-style-name="Unbenannt1" style:base-cell-address="Bücher.C118"/>
      <style:map style:condition="cell-content()=&quot;Land&quot;" style:apply-style-name="Result" style:base-cell-address="Bücher.C118"/>
      <style:map style:condition="cell-content()=&quot;City&quot;" style:apply-style-name="Unbenannt1" style:base-cell-address="Bücher.C118"/>
    </style:style>
    <style:style style:name="ce111" style:family="table-cell" style:parent-style-name="Default">
      <style:table-cell-properties fo:border-bottom="0.06pt solid #c5000b" fo:background-color="#eeeeee" fo:border-left="none" fo:border-right="none" fo:border-top="0.06pt solid #c5000b"/>
      <style:text-properties fo:color="#800000" fo:font-weight="bold" style:font-weight-asian="bold" style:font-weight-complex="bold"/>
    </style:style>
    <style:style style:name="ce112" style:family="table-cell" style:parent-style-name="Default">
      <style:table-cell-properties fo:border-bottom="0.06pt solid #009933" fo:background-color="#eeeeee" fo:border-left="none" fo:border-right="none" fo:border-top="0.06pt solid #009933"/>
      <style:text-properties fo:color="#009933"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3399ff" fo:border-right="none" fo:border-top="none"/>
      <style:text-properties fo:color="#0066ff" fo:font-weight="bold" style:font-weight-asian="bold" style:font-weight-complex="bold"/>
    </style:style>
    <style:style style:name="ce114" style:family="table-cell" style:parent-style-name="Default">
      <style:table-cell-properties fo:border-bottom="none" fo:border-left="none" fo:border-right="0.06pt solid #3399ff" fo:border-top="none"/>
      <style:text-properties fo:color="#0066ff" fo:font-weight="bold" style:font-weight-asian="bold" style:font-weight-complex="bold"/>
    </style:style>
    <style:style style:name="ce115" style:family="table-cell" style:parent-style-name="Default">
      <style:table-cell-properties fo:border-bottom="0.06pt solid #eeeeee" fo:border-left="none" fo:border-right="none" fo:border-top="0.06pt solid #eeeeee"/>
      <style:text-properties fo:color="#009933" fo:font-size="10.5pt" fo:font-weight="bold" style:font-size-asian="10.5pt" style:font-weight-asian="bold" style:font-size-complex="10.5pt" style:font-weight-complex="bold"/>
    </style:style>
    <style:style style:name="ce116" style:family="table-cell" style:parent-style-name="Default">
      <style:text-properties fo:color="#0000ff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fill-color="#996600" draw:textarea-horizontal-align="justify" draw:textarea-vertical-align="middle" draw:auto-grow-height="false" fo:min-height="140.52mm" fo:min-width="1.17mm"/>
    </style:style>
    <style:style style:name="gr2" style:family="graphic">
      <style:graphic-properties draw:fill-color="#996600" draw:textarea-horizontal-align="justify" draw:textarea-vertical-align="middle" draw:auto-grow-height="false" fo:min-height="1.46mm" fo:min-width="13.43mm"/>
    </style:style>
    <style:style style:name="gr3" style:family="graphic">
      <style:graphic-properties draw:fill-color="#996600" draw:textarea-horizontal-align="justify" draw:textarea-vertical-align="middle" draw:auto-grow-height="false" fo:min-height="1.33mm" fo:min-width="16.45mm"/>
    </style:style>
    <style:style style:name="gr4" style:family="graphic">
      <style:graphic-properties draw:fill-color="#996600" draw:textarea-horizontal-align="justify" draw:textarea-vertical-align="middle" draw:auto-grow-height="false" fo:min-height="1.33mm" fo:min-width="15.05mm"/>
    </style:style>
    <style:style style:name="gr5" style:family="graphic">
      <style:graphic-properties draw:fill-color="#0000cc" draw:textarea-horizontal-align="justify" draw:textarea-vertical-align="middle" draw:auto-grow-height="false" fo:min-height="1.06mm" fo:min-width="34.55mm"/>
    </style:style>
    <style:style style:name="gr6" style:family="graphic">
      <style:graphic-properties draw:fill-color="#0000cc" draw:textarea-horizontal-align="justify" draw:textarea-vertical-align="middle" draw:auto-grow-height="false" fo:min-height="365.47mm" fo:min-width="1.11mm"/>
    </style:style>
    <style:style style:name="gr7" style:family="graphic">
      <style:graphic-properties draw:fill-color="#0000cc" draw:textarea-horizontal-align="justify" draw:textarea-vertical-align="middle" draw:auto-grow-height="false" fo:min-height="1.56mm" fo:min-width="29.24mm"/>
    </style:style>
    <style:style style:name="gr8" style:family="graphic">
      <style:graphic-properties draw:fill-color="#0000cc" draw:textarea-horizontal-align="justify" draw:textarea-vertical-align="middle" draw:auto-grow-height="false" fo:min-height="1.13mm" fo:min-width="26.93mm"/>
    </style:style>
    <style:style style:name="gr9" style:family="graphic">
      <style:graphic-properties draw:fill-color="#0000cc" draw:textarea-horizontal-align="justify" draw:textarea-vertical-align="middle" draw:auto-grow-height="false" fo:min-height="1.14mm" fo:min-width="26.67mm"/>
    </style:style>
    <style:style style:name="gr10" style:family="graphic">
      <style:graphic-properties draw:fill-color="#0000cc" draw:textarea-horizontal-align="justify" draw:textarea-vertical-align="middle" draw:auto-grow-height="false" fo:min-height="1.56mm" fo:min-width="28.98mm"/>
    </style:style>
    <style:style style:name="gr11" style:family="graphic">
      <style:graphic-properties draw:fill-color="#996600" draw:textarea-horizontal-align="justify" draw:textarea-vertical-align="middle" draw:auto-grow-height="false" fo:min-height="1.13mm" fo:min-width="10.85mm"/>
    </style:style>
    <style:style style:name="gr12" style:family="graphic">
      <style:graphic-properties draw:fill-color="#996600" draw:textarea-horizontal-align="justify" draw:textarea-vertical-align="middle" draw:auto-grow-height="false" fo:min-height="136.03mm" fo:min-width="1.17mm"/>
    </style:style>
    <style:style style:name="gr13" style:family="graphic">
      <style:graphic-properties draw:fill-color="#996600" draw:textarea-horizontal-align="justify" draw:textarea-vertical-align="middle" draw:auto-grow-height="false" fo:min-height="0.76mm" fo:min-width="9.96mm"/>
    </style:style>
    <style:style style:name="gr14" style:family="graphic">
      <style:graphic-properties draw:fill-color="#ff0000" draw:textarea-horizontal-align="justify" draw:textarea-vertical-align="middle" draw:auto-grow-height="false" fo:min-height="1.26mm" fo:min-width="15.97mm"/>
    </style:style>
    <style:style style:name="gr15" style:family="graphic">
      <style:graphic-properties draw:fill-color="#ff0000" draw:textarea-horizontal-align="justify" draw:textarea-vertical-align="middle" draw:auto-grow-height="false" fo:min-height="118.16mm" fo:min-width="1.52mm"/>
    </style:style>
    <style:style style:name="gr16" style:family="graphic">
      <style:graphic-properties draw:fill-color="#ff0000" draw:textarea-horizontal-align="justify" draw:textarea-vertical-align="middle" draw:auto-grow-height="false" fo:min-height="1.26mm" fo:min-width="15.09mm"/>
    </style:style>
    <style:style style:name="gr17" style:family="graphic">
      <style:graphic-properties draw:fill-color="#ff0000" draw:textarea-horizontal-align="justify" draw:textarea-vertical-align="middle" draw:auto-grow-height="false" fo:min-height="1.26mm" fo:min-width="15.75mm"/>
    </style:style>
    <style:style style:name="gr18" style:family="graphic">
      <style:graphic-properties draw:fill-color="#808080" draw:textarea-horizontal-align="justify" draw:textarea-vertical-align="middle" draw:auto-grow-height="false" fo:min-height="2.01mm" fo:min-width="6.33mm"/>
    </style:style>
    <style:style style:name="gr19" style:family="graphic">
      <style:graphic-properties draw:fill-color="#808080" draw:textarea-horizontal-align="justify" draw:textarea-vertical-align="middle" draw:auto-grow-height="false" fo:min-height="82.03mm" fo:min-width="1.77mm"/>
    </style:style>
    <style:style style:name="gr20" style:family="graphic">
      <style:graphic-properties draw:fill-color="#666666" draw:textarea-horizontal-align="justify" draw:textarea-vertical-align="middle" draw:auto-grow-height="false" fo:min-height="1.38mm" fo:min-width="7.12mm"/>
    </style:style>
    <style:style style:name="P1" style:family="paragraph">
      <loext:graphic-properties draw:fill-color="#996600"/>
    </style:style>
    <style:style style:name="P2" style:family="paragraph">
      <loext:graphic-properties draw:fill-color="#0000cc"/>
    </style:style>
    <style:style style:name="P3" style:family="paragraph">
      <loext:graphic-properties draw:fill-color="#ff0000"/>
    </style:style>
    <style:style style:name="P4" style:family="paragraph">
      <loext:graphic-properties draw:fill-color="#808080"/>
    </style:style>
    <style:style style:name="P5" style:family="paragraph">
      <loext:graphic-properties draw:fill-color="#666666"/>
    </style:style>
  </office:automatic-styles>
  <office:body>
    <office:spreadsheet>
      <table:calculation-settings table:automatic-find-labels="false"/>
      <table:table table:name="Formeln und Werte" table:style-name="ta8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10" table:default-cell-style-name="Default"/>
        <table:table-column table:style-name="co20" table:default-cell-style-name="Default"/>
        <table:table-column table:style-name="co17" table:number-columns-repeated="3" table:default-cell-style-name="Default"/>
        <table:table-row table:style-name="ro1">
          <table:table-cell table:style-name="ce29" office:value-type="string" calcext:value-type="string">
            <text:p>Zucker</text:p>
          </table:table-cell>
          <table:table-cell/>
          <table:table-cell office:value-type="string" calcext:value-type="string">
            <text:p>kg Rüben / kg Zucker</text:p>
          </table:table-cell>
          <table:table-cell office:value-type="string" calcext:value-type="string">
            <text:p>kg Rohstoff / Palet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Palette =~ 250 Packungen je 1kg</text:p>
          </table:table-cell>
          <table:table-cell/>
          <table:table-cell table:style-name="ce32" office:value-type="float" office:value="7.5" calcext:value-type="float">
            <text:p>7,5</text:p>
          </table:table-cell>
          <table:table-cell table:style-name="ce33" table:formula="of:=[.C2]*250" office:value-type="float" office:value="1875" calcext:value-type="float">
            <text:p>1875</text:p>
          </table:table-cell>
          <table:table-cell table:number-columns-repeated="14"/>
        </table:table-row>
        <table:table-row table:style-name="ro4">
          <table:table-cell table:style-name="ce29" office:value-type="string" calcext:value-type="string">
            <text:p>Mehl</text:p>
          </table:table-cell>
          <table:table-cell table:number-columns-repeated="2"/>
          <table:table-cell table:style-name="ce34"/>
          <table:table-cell table:number-columns-repeated="3"/>
          <table:table-cell table:style-name="ce35" office:value-type="string" calcext:value-type="string" table:number-columns-spanned="8" table:number-rows-spanned="1">
            <text:p>Alle Enverbraucher sollten eine „Produktionsgeschwindigkeit“ (Productivity) von 70 nicht überschreiten!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 Palette =~ 250 Packungen je 1kg</text:p>
          </table:table-cell>
          <table:table-cell/>
          <table:table-cell office:value-type="string" calcext:value-type="string">
            <text:p>kg Getreide / kg Mehl</text:p>
          </table:table-cell>
          <table:table-cell table:style-name="ce34"/>
          <table:table-cell table:number-columns-repeated="14"/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table:style-name="ce34" table:formula="of:=[.C5]*250" office:value-type="float" office:value="200" calcext:value-type="float">
            <text:p>200</text:p>
          </table:table-cell>
          <table:table-cell table:number-columns-repeated="3"/>
          <table:table-cell table:style-name="ce31" office:value-type="string" calcext:value-type="string" table:number-columns-spanned="11" table:number-rows-spanned="1">
            <text:p>Dass Waren Eingangslager des Endabnehmers / Zwischenproduzenten sollte bei max. 90% des Zulieferes liegen, damit das Produkt nicht die Umschlagplätze zumüllt.</text:p>
          </table:table-cell>
          <table:covered-table-cell table:number-columns-repeated="10"/>
        </table:table-row>
        <table:table-row table:style-name="ro1">
          <table:table-cell table:style-name="ce29" office:value-type="string" calcext:value-type="string">
            <text:p>Stahl</text:p>
          </table:table-cell>
          <table:table-cell table:number-columns-repeated="17"/>
        </table:table-row>
        <table:table-row table:style-name="ro1">
          <table:table-cell table:style-name="ce30" office:value-type="string" calcext:value-type="string">
            <text:p>1,5t Erz wird durch 1t Schrott im RL ersetz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ksmenge = Stahl / 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z= Stahl * 1,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1" office:value-type="string" calcext:value-type="string">
            <text:p>Medikament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 Ölfeld versorgt 2 Chemiefabrik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Pharmawerk schafft 3 Apothek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Chemiefabrik versorgt 2 Pharmawerk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1" office:value-type="string" calcext:value-type="string">
            <text:p>Büc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Ölfeld versorgt 2 Chemiefabrik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Papierfabrik schafft 2 Druckerei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Nutzwald versorgt 2 Papierfabriken (je nach Entfernung auch 3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1" office:value-type="string" calcext:value-type="string">
            <text:p>We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n benötigt ~ 1.1 kg Trauben für 1 l We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20 Flasche passen auf 1 Palett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1" office:value-type="string" calcext:value-type="string">
            <text:p>Ze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Sack Zement = 30k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Palette hat 40 Säcke = 1,2 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1" office:value-type="string" calcext:value-type="string">
            <text:p>Bier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liter Bier benötigt ~1,2 g Hopfen und 210g Gerste der Rest ist Wasser und Kleinkram…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Palette / 400 Liter = 40 Kästen a 20 Flaschen je 0,5 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 sich die geringen Hopfenmenge nicht transportieren lassen, schummeln wir ein wenig.</text:p>
          </table:table-cell>
          <table:table-cell table:number-columns-repeated="17"/>
        </table:table-row>
      </table:table>
      <table:table table:name="Möbel" table:style-name="ta2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LP_Moebelhaus_NIC</text:p>
          </table:table-cell>
        </table:table-row>
        <table:table-row table:style-name="ro1" table:visibility="filter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 table:visibility="filter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style-name="ce8" office:value-type="string" calcext:value-type="string">
            <text:p>Productivity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Moebel</text:p>
          </table:table-cell>
        </table:table-row>
        <table:table-row table:style-name="ro1" table:visibility="filter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n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LP_Saegewer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putGood[0]</text:p>
          </table:table-cell>
          <table:table-cell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putGood[0]</text:p>
          </table:table-cell>
          <table:table-cell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VL_Moebelhaus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Moebel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VL_Saegewerk1800_NI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VL_Saegewerk1969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Holzsammelstelle1800_NI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155" calcext:value-type="float">
            <text:p>155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roduction_per_field[0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age_capacity[0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1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rage_capacity[1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2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rage_capacity[2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3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rage_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Holzsammelstelle1950_NI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175" calcext:value-type="float">
            <text:p>175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roduction_per_field[0]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rage_capacity[0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1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rage_capacity[1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2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rage_capacity[2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3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rage_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Holzsammelstelle1990_NI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roduction_per_field[0]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rage_capacity[0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1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orage_capacity[1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2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orage_capacity[2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on_per_field[3]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orage_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oebelfabri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120" calcext:value-type="float">
            <text:p>12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InputGood[1]</text:p>
          </table:table-cell>
          <table:table-cell table:style-name="ce10" office:value-type="string" calcext:value-type="string">
            <text:p>Lackfarbe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Moebel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utzwald_NIC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155" calcext:value-type="float">
            <text:p>155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aegewer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175" calcext:value-type="float">
            <text:p>175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LP_Moebelhaus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Moebel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LP_Saegewer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VL_Moebelhaus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Moebel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VL_Saegewerk1800_NI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VL_Saegewerk1969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Productivity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style-name="ce9" office:value-type="string" calcext:value-type="string">
            <text:p>InputGood[0]</text:p>
          </table:table-cell>
          <table:table-cell table:style-name="ce10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OutputGood[0]</text:p>
          </table:table-cell>
          <table:table-cell table:style-name="ce10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Medikamente" table:style-name="ta7">
        <table:shapes>
          <draw:custom-shape draw:z-index="0" draw:style-name="gr1" draw:text-style-name="P1" svg:width="1.17mm" svg:height="140.52mm" svg:x="89.13mm" svg:y="231.88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15.33mm" svg:height="2.92mm" svg:x="74.63mm" svg:y="371.34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1" svg:width="16.45mm" svg:height="1.33mm" svg:x="74.07mm" svg:y="231.88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1" svg:width="15.05mm" svg:height="1.33mm" svg:x="74.63mm" svg:y="308.65m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draw:text-style-name="P2" svg:width="34.55mm" svg:height="1.06mm" svg:x="73.8mm" svg:y="385.42mm">
            <text:p/>
            <draw:enhanced-geometry svg:viewBox="0 0 21600 21600" draw:type="rectangle" draw:enhanced-path="M 0 0 L 21600 0 21600 21600 0 21600 0 0 Z N"/>
          </draw:custom-shape>
          <draw:custom-shape draw:z-index="5" draw:style-name="gr6" draw:text-style-name="P2" svg:width="1.11mm" svg:height="365.47mm" svg:x="106.83mm" svg:y="20.6mm">
            <text:p/>
            <draw:enhanced-geometry svg:viewBox="0 0 21600 21600" draw:type="rectangle" draw:enhanced-path="M 0 0 L 21600 0 21600 21600 0 21600 0 0 Z N"/>
          </draw:custom-shape>
          <draw:custom-shape draw:z-index="6" draw:style-name="gr7" draw:text-style-name="P2" svg:width="33.4mm" svg:height="3.11mm" svg:x="72.94mm" svg:y="72.53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draw:text-style-name="P2" svg:width="30.77mm" svg:height="2.25mm" svg:x="76.45mm" svg:y="118.82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9" draw:text-style-name="P2" svg:width="30.47mm" svg:height="2.26mm" svg:x="76.45mm" svg:y="163.97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10" draw:text-style-name="P2" svg:width="33.11mm" svg:height="3.11mm" svg:x="74.99mm" svg:y="19.19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8" table:default-cell-style-name="ce68"/>
        <table:table-column table:style-name="co14" table:default-cell-style-name="ce73"/>
        <table:table-column table:style-name="co17" table:default-cell-style-name="Default"/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ALP_Apotheke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70" office:value-type="string" calcext:value-type="string">
            <text:p>InputGood[0]</text:p>
          </table:table-cell>
          <table:table-cell table:style-name="ce75" office:value-type="string" calcext:value-type="string">
            <text:p>Medikamente</text:p>
          </table:table-cell>
          <table:table-cell/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Apotheke_alt</text:p>
          </table:table-cell>
          <table:table-cell/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71" office:value-type="string" calcext:value-type="string">
            <text:p>InputGood[0]</text:p>
          </table:table-cell>
          <table:table-cell table:style-name="ce76" office:value-type="string" calcext:value-type="string">
            <text:p>Medikamente</text:p>
          </table:table-cell>
          <table:table-cell/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Apotheke_neu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71" office:value-type="string" calcext:value-type="string">
            <text:p>InputGood[0]</text:p>
          </table:table-cell>
          <table:table-cell table:style-name="ce76" office:value-type="string" calcext:value-type="string">
            <text:p>Medikamente</text:p>
          </table:table-cell>
          <table:table-cell/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AVL_Apotheke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71" office:value-type="string" calcext:value-type="string">
            <text:p>InputGood[0]</text:p>
          </table:table-cell>
          <table:table-cell table:style-name="ce76" office:value-type="string" calcext:value-type="string">
            <text:p>Medikamente</text:p>
          </table:table-cell>
          <table:table-cell/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Chemiewerk</text:p>
          </table:table-cell>
          <table:table-cell/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275" calcext:value-type="float">
            <text:p>275</text:p>
          </table:table-cell>
          <table:table-cell/>
        </table:table-row>
        <table:table-row table:style-name="ro1">
          <table:table-cell table:style-name="ce70" office:value-type="string" calcext:value-type="string">
            <text:p>InputGood[0]</text:p>
          </table:table-cell>
          <table:table-cell table:style-name="ce75" office:value-type="string" calcext:value-type="string">
            <text:p>Oel</text:p>
          </table:table-cell>
          <table:table-cell/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OutputGood[0]</text:p>
          </table:table-cell>
          <table:table-cell table:style-name="ce75" office:value-type="string" calcext:value-type="string">
            <text:p>Chemikalien</text:p>
          </table:table-cell>
          <table:table-cell table:style-name="ce77"/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50" calcext:value-type="float">
            <text:p>15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Factor[0]</text:p>
          </table:table-cell>
          <table:table-cell office:value-type="float" office:value="70" calcext:value-type="float">
            <text:p>7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Good[1]</text:p>
          </table:table-cell>
          <table:table-cell office:value-type="string" calcext:value-type="string">
            <text:p>Druckerfarbe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Capacity[1]</text:p>
          </table:table-cell>
          <table:table-cell office:value-type="float" office:value="60" calcext:value-type="float">
            <text:p>6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Factor[1]</text:p>
          </table:table-cell>
          <table:table-cell office:value-type="float" office:value="90" calcext:value-type="float">
            <text:p>9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Good[2]</text:p>
          </table:table-cell>
          <table:table-cell office:value-type="string" calcext:value-type="string">
            <text:p>Lackfarbe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Factor[2]</text:p>
          </table:table-cell>
          <table:table-cell office:value-type="float" office:value="90" calcext:value-type="float">
            <text:p>9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Capacity[2]</text:p>
          </table:table-cell>
          <table:table-cell office:value-type="float" office:value="55" calcext:value-type="float">
            <text:p>55</text:p>
          </table:table-cell>
          <table:table-cell table:style-name="ce78"/>
        </table:table-row>
        <table:table-row table:style-name="ro1">
          <table:table-cell table:number-columns-repeated="2"/>
          <table:table-cell table:style-name="ce78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Chemiewerk-2</text:p>
          </table:table-cell>
          <table:table-cell table:style-name="ce78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  <table:table-cell table:style-name="ce78"/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  <table:table-cell table:style-name="ce78"/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325" calcext:value-type="float">
            <text:p>325</text:p>
          </table:table-cell>
          <table:table-cell table:style-name="ce78"/>
        </table:table-row>
        <table:table-row table:style-name="ro1">
          <table:table-cell table:style-name="ce70" office:value-type="string" calcext:value-type="string">
            <text:p>InputGood[0]</text:p>
          </table:table-cell>
          <table:table-cell table:style-name="ce75" office:value-type="string" calcext:value-type="string">
            <text:p>Oel</text:p>
          </table:table-cell>
          <table:table-cell table:style-name="ce78"/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500" calcext:value-type="float">
            <text:p>500</text:p>
          </table:table-cell>
          <table:table-cell table:style-name="ce78"/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1" calcext:value-type="float">
            <text:p>1</text:p>
          </table:table-cell>
          <table:table-cell table:style-name="ce78"/>
        </table:table-row>
        <table:table-row table:style-name="ro1">
          <table:table-cell table:style-name="ce70" office:value-type="string" calcext:value-type="string">
            <text:p>OutputGood[0]</text:p>
          </table:table-cell>
          <table:table-cell table:style-name="ce75" office:value-type="string" calcext:value-type="string">
            <text:p>Chemikalien</text:p>
          </table:table-cell>
          <table:table-cell table:style-name="ce77"/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50" calcext:value-type="float">
            <text:p>15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Factor[0]</text:p>
          </table:table-cell>
          <table:table-cell office:value-type="float" office:value="70" calcext:value-type="float">
            <text:p>7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Good[1]</text:p>
          </table:table-cell>
          <table:table-cell office:value-type="string" calcext:value-type="string">
            <text:p>Druckerfarbe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Capacity[1]</text:p>
          </table:table-cell>
          <table:table-cell office:value-type="float" office:value="60" calcext:value-type="float">
            <text:p>6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Factor[1]</text:p>
          </table:table-cell>
          <table:table-cell office:value-type="float" office:value="90" calcext:value-type="float">
            <text:p>9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Good[2]</text:p>
          </table:table-cell>
          <table:table-cell office:value-type="string" calcext:value-type="string">
            <text:p>Lackfarbe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Factor[2]</text:p>
          </table:table-cell>
          <table:table-cell office:value-type="float" office:value="90" calcext:value-type="float">
            <text:p>90</text:p>
          </table:table-cell>
          <table:table-cell table:style-name="ce78"/>
        </table:table-row>
        <table:table-row table:style-name="ro1">
          <table:table-cell office:value-type="string" calcext:value-type="string">
            <text:p>OutputCapacity[2]</text:p>
          </table:table-cell>
          <table:table-cell office:value-type="float" office:value="60" calcext:value-type="float">
            <text:p>60</text:p>
          </table:table-cell>
          <table:table-cell table:style-name="ce78"/>
        </table:table-row>
        <table:table-row table:style-name="ro1">
          <table:table-cell table:number-columns-repeated="2"/>
          <table:table-cell table:style-name="ce78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Pharmawerk</text:p>
          </table:table-cell>
          <table:table-cell table:style-name="ce78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  <table:table-cell table:style-name="ce78"/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  <table:table-cell table:style-name="ce78"/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140" calcext:value-type="float">
            <text:p>140</text:p>
          </table:table-cell>
          <table:table-cell table:style-name="ce78"/>
        </table:table-row>
        <table:table-row table:style-name="ro1">
          <table:table-cell table:style-name="ce70" office:value-type="string" calcext:value-type="string">
            <text:p>InputGood[0]</text:p>
          </table:table-cell>
          <table:table-cell table:style-name="ce75" office:value-type="string" calcext:value-type="string">
            <text:p>Chemikalien</text:p>
          </table:table-cell>
          <table:table-cell table:style-name="ce77"/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OutputGood[0]</text:p>
          </table:table-cell>
          <table:table-cell office:value-type="string" calcext:value-type="string">
            <text:p>Medikamente</text:p>
          </table:table-cell>
          <table:table-cell/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table table:name="Bücher" table:style-name="ta9">
        <table:shapes>
          <draw:custom-shape draw:z-index="0" draw:style-name="gr11" draw:text-style-name="P1" svg:width="10.85mm" svg:height="1.13mm" svg:x="74.21mm" svg:y="254.56mm">
            <text:p/>
            <draw:enhanced-geometry svg:viewBox="0 0 21600 21600" draw:type="rectangle" draw:enhanced-path="M 0 0 L 21600 0 21600 21600 0 21600 0 0 Z N"/>
          </draw:custom-shape>
          <draw:custom-shape draw:z-index="1" draw:style-name="gr12" draw:text-style-name="P1" svg:width="1.17mm" svg:height="136.03mm" svg:x="84.47mm" svg:y="119.38mm">
            <text:p/>
            <draw:enhanced-geometry svg:viewBox="0 0 21600 21600" draw:type="rectangle" draw:enhanced-path="M 0 0 L 21600 0 21600 21600 0 21600 0 0 Z N"/>
          </draw:custom-shape>
          <draw:custom-shape draw:z-index="2" draw:style-name="gr13" draw:text-style-name="P1" svg:width="11.37mm" svg:height="1.51mm" svg:x="74.22mm" svg:y="118.6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4" draw:text-style-name="P3" svg:width="15.97mm" svg:height="1.26mm" svg:x="76.45mm" svg:y="137.22mm">
            <text:p/>
            <draw:enhanced-geometry svg:viewBox="0 0 21600 21600" draw:type="rectangle" draw:enhanced-path="M 0 0 L 21600 0 21600 21600 0 21600 0 0 Z N"/>
          </draw:custom-shape>
          <draw:custom-shape draw:z-index="4" draw:style-name="gr15" draw:text-style-name="P3" svg:width="1.52mm" svg:height="118.16mm" svg:x="91.66mm" svg:y="20.07mm">
            <text:p/>
            <draw:enhanced-geometry svg:viewBox="0 0 21600 21600" draw:type="rectangle" draw:enhanced-path="M 0 0 L 21600 0 21600 21600 0 21600 0 0 Z N"/>
          </draw:custom-shape>
          <draw:custom-shape draw:z-index="5" draw:style-name="gr16" draw:text-style-name="P3" svg:width="17.23mm" svg:height="2.51mm" svg:x="74.42mm" svg:y="59.45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17" draw:text-style-name="P3" svg:width="18mm" svg:height="2.51mm" svg:x="75.18mm" svg:y="19.32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18" draw:text-style-name="P4" svg:width="6.33mm" svg:height="2.01mm" svg:x="74.17mm" svg:y="181.62mm">
            <text:p/>
            <draw:enhanced-geometry svg:viewBox="0 0 21600 21600" draw:type="rectangle" draw:enhanced-path="M 0 0 L 21600 0 21600 21600 0 21600 0 0 Z N"/>
          </draw:custom-shape>
          <draw:custom-shape draw:z-index="8" draw:style-name="gr19" draw:text-style-name="P4" svg:width="1.77mm" svg:height="82.03mm" svg:x="80.5mm" svg:y="101.36mm">
            <text:p/>
            <draw:enhanced-geometry svg:viewBox="0 0 21600 21600" draw:type="rectangle" draw:enhanced-path="M 0 0 L 21600 0 21600 21600 0 21600 0 0 Z N"/>
          </draw:custom-shape>
          <draw:custom-shape draw:z-index="9" draw:style-name="gr20" draw:text-style-name="P5" svg:width="8.12mm" svg:height="2.76mm" svg:x="73.91mm" svg:y="100.34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5" table:default-cell-style-name="ce81"/>
        <table:table-column table:style-name="co21" table:default-cell-style-name="ce90"/>
        <table:table-row table:style-name="ro1"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ALP_Buchladen</text:p>
          </table:table-cell>
        </table:table-row>
        <table:table-row table:style-name="ro1">
          <table:table-cell table:style-name="ce80" office:value-type="string" calcext:value-type="string">
            <text:p>Location</text:p>
          </table:table-cell>
          <table:table-cell table:style-name="ce89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2" office:value-type="string" calcext:value-type="string">
            <text:p>Productivity</text:p>
          </table:table-cell>
          <table:table-cell table:style-name="ce91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InputGood[0]</text:p>
          </table:table-cell>
          <table:table-cell table:style-name="ce92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s_g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79" office:value-type="string" calcext:value-type="string">
            <text:p>name</text:p>
          </table:table-cell>
          <table:table-cell table:style-name="ce93" office:value-type="string" calcext:value-type="string">
            <text:p>AVL_Buchladen</text:p>
          </table:table-cell>
        </table:table-row>
        <table:table-row table:style-name="ro1">
          <table:table-cell table:style-name="ce80" office:value-type="string" calcext:value-type="string">
            <text:p>Location</text:p>
          </table:table-cell>
          <table:table-cell table:style-name="ce89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2" office:value-type="string" calcext:value-type="string">
            <text:p>Productivity</text:p>
          </table:table-cell>
          <table:table-cell table:style-name="ce91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InputGood[0]</text:p>
          </table:table-cell>
          <table:table-cell table:style-name="ce92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s_g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79" office:value-type="string" calcext:value-type="string">
            <text:p>name</text:p>
          </table:table-cell>
          <table:table-cell table:style-name="ce93" office:value-type="string" calcext:value-type="string">
            <text:p>Druckerei</text:p>
          </table:table-cell>
        </table:table-row>
        <table:table-row table:style-name="ro1">
          <table:table-cell table:style-name="ce80" office:value-type="string" calcext:value-type="string">
            <text:p>Location</text:p>
          </table:table-cell>
          <table:table-cell table:style-name="ce89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2" office:value-type="string" calcext:value-type="string">
            <text:p>Productivity</text:p>
          </table:table-cell>
          <table:table-cell table:style-name="ce91" office:value-type="float" office:value="90" calcext:value-type="float">
            <text:p>90</text:p>
          </table:table-cell>
        </table:table-row>
        <table:table-row table:style-name="ro1">
          <table:table-cell table:style-name="ce84" office:value-type="string" calcext:value-type="string">
            <text:p>InputGood[0]</text:p>
          </table:table-cell>
          <table:table-cell table:style-name="ce94"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85" office:value-type="string" calcext:value-type="string">
            <text:p>InputGood[1]</text:p>
          </table:table-cell>
          <table:table-cell table:style-name="ce75" office:value-type="string" calcext:value-type="string">
            <text:p>Druckerfarbe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OutputGood[0]</text:p>
          </table:table-cell>
          <table:table-cell table:style-name="ce92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79" office:value-type="string" calcext:value-type="string">
            <text:p>name</text:p>
          </table:table-cell>
          <table:table-cell table:style-name="ce93" office:value-type="string" calcext:value-type="string">
            <text:p>Papierfabrik</text:p>
          </table:table-cell>
        </table:table-row>
        <table:table-row table:style-name="ro1">
          <table:table-cell table:style-name="ce80" office:value-type="string" calcext:value-type="string">
            <text:p>Location</text:p>
          </table:table-cell>
          <table:table-cell table:style-name="ce89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2" office:value-type="string" calcext:value-type="string">
            <text:p>Productivity</text:p>
          </table:table-cell>
          <table:table-cell table:style-name="ce91" office:value-type="float" office:value="150" calcext:value-type="float">
            <text:p>150</text:p>
          </table:table-cell>
        </table:table-row>
        <table:table-row table:style-name="ro1">
          <table:table-cell table:style-name="ce86" office:value-type="string" calcext:value-type="string">
            <text:p>InputGood[0]</text:p>
          </table:table-cell>
          <table:table-cell table:style-name="ce95" office:value-type="string" calcext:value-type="string">
            <text:p>Holz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4" office:value-type="string" calcext:value-type="string">
            <text:p>OutputGood[0]</text:p>
          </table:table-cell>
          <table:table-cell table:style-name="ce94"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utputFactor[0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72" office:value-type="string" calcext:value-type="string">
            <text:p>Chemiewerk</text:p>
          </table:table-cell>
        </table:table-row>
        <table:table-row table:style-name="ro1">
          <table:table-cell table:style-name="ce68" office:value-type="string" calcext:value-type="string">
            <text:p>retire_year</text:p>
          </table:table-cell>
          <table:table-cell table:style-name="ce73" office:value-type="float" office:value="1975" calcext:value-type="float">
            <text:p>1975</text:p>
          </table:table-cell>
        </table:table-row>
        <table:table-row table:style-name="ro1">
          <table:table-cell table:style-name="ce68" office:value-type="string" calcext:value-type="string">
            <text:p>retire_month</text:p>
          </table:table-cell>
          <table:table-cell table:style-name="ce73" office:value-type="float" office:value="12" calcext:value-type="float">
            <text:p>12</text:p>
          </table:table-cell>
        </table:table-row>
        <table:table-row table:style-name="ro1">
          <table:table-cell table:style-name="ce87" office:value-type="string" calcext:value-type="string">
            <text:p>Location</text:p>
          </table:table-cell>
          <table:table-cell table:style-name="ce89" office:value-type="string" calcext:value-type="string">
            <text:p>Land</text:p>
          </table:table-cell>
        </table:table-row>
        <table:table-row table:style-name="ro1">
          <table:table-cell table:style-name="ce68" office:value-type="string" calcext:value-type="string">
            <text:p>DistributionWeight</text:p>
          </table:table-cell>
          <table:table-cell table:style-name="ce73" office:value-type="float" office:value="50" calcext:value-type="float">
            <text:p>50</text:p>
          </table:table-cell>
        </table:table-row>
        <table:table-row table:style-name="ro1">
          <table:table-cell table:style-name="ce69" office:value-type="string" calcext:value-type="string">
            <text:p>Productivity</text:p>
          </table:table-cell>
          <table:table-cell table:style-name="ce74" office:value-type="float" office:value="275" calcext:value-type="float">
            <text:p>275</text:p>
          </table:table-cell>
        </table:table-row>
        <table:table-row table:style-name="ro1">
          <table:table-cell table:style-name="ce70" office:value-type="string" calcext:value-type="string">
            <text:p>InputGood[0]</text:p>
          </table:table-cell>
          <table:table-cell table:style-name="ce75" office:value-type="string" calcext:value-type="string">
            <text:p>Oel</text:p>
          </table:table-cell>
        </table:table-row>
        <table:table-row table:style-name="ro1">
          <table:table-cell table:style-name="ce68" office:value-type="string" calcext:value-type="string">
            <text:p>InputCapacity[0]</text:p>
          </table:table-cell>
          <table:table-cell table:style-name="ce73" office:value-type="float" office:value="500" calcext:value-type="float">
            <text:p>500</text:p>
          </table:table-cell>
        </table:table-row>
        <table:table-row table:style-name="ro1">
          <table:table-cell table:style-name="ce68" office:value-type="string" calcext:value-type="string">
            <text:p>InputSupplier[0]</text:p>
          </table:table-cell>
          <table:table-cell table:style-name="ce73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string" calcext:value-type="string">
            <text:p>OutputGood[0]</text:p>
          </table:table-cell>
          <table:table-cell table:style-name="ce96" office:value-type="string" calcext:value-type="string">
            <text:p>Chemikalien</text:p>
          </table:table-cell>
        </table:table-row>
        <table:table-row table:style-name="ro1">
          <table:table-cell table:style-name="ce68" office:value-type="string" calcext:value-type="string">
            <text:p>OutputCapacity[0]</text:p>
          </table:table-cell>
          <table:table-cell table:style-name="ce73" office:value-type="float" office:value="150" calcext:value-type="float">
            <text:p>150</text:p>
          </table:table-cell>
        </table:table-row>
        <table:table-row table:style-name="ro1">
          <table:table-cell table:style-name="ce68" office:value-type="string" calcext:value-type="string">
            <text:p>OutputFactor[0]</text:p>
          </table:table-cell>
          <table:table-cell table:style-name="ce73" office:value-type="float" office:value="40" calcext:value-type="float">
            <text:p>40</text:p>
          </table:table-cell>
        </table:table-row>
        <table:table-row table:style-name="ro1">
          <table:table-cell table:style-name="ce70" office:value-type="string" calcext:value-type="string">
            <text:p>OutputGood[1]</text:p>
          </table:table-cell>
          <table:table-cell table:style-name="ce75" office:value-type="string" calcext:value-type="string">
            <text:p>Druckerfarbe</text:p>
          </table:table-cell>
        </table:table-row>
        <table:table-row table:style-name="ro1">
          <table:table-cell table:style-name="ce68" office:value-type="string" calcext:value-type="string">
            <text:p>OutputCapacity[1]</text:p>
          </table:table-cell>
          <table:table-cell table:style-name="ce73" office:value-type="float" office:value="60" calcext:value-type="float">
            <text:p>60</text:p>
          </table:table-cell>
        </table:table-row>
        <table:table-row table:style-name="ro1">
          <table:table-cell table:style-name="ce68" office:value-type="string" calcext:value-type="string">
            <text:p>OutputFactor[1]</text:p>
          </table:table-cell>
          <table:table-cell table:style-name="ce73" office:value-type="float" office:value="30" calcext:value-type="float">
            <text:p>30</text:p>
          </table:table-cell>
        </table:table-row>
        <table:table-row table:style-name="ro1">
          <table:table-cell table:style-name="ce68" office:value-type="string" calcext:value-type="string">
            <text:p>OutputGood[2]</text:p>
          </table:table-cell>
          <table:table-cell table:style-name="ce73" office:value-type="string" calcext:value-type="string">
            <text:p>Lackfarbe</text:p>
          </table:table-cell>
        </table:table-row>
        <table:table-row table:style-name="ro1">
          <table:table-cell table:style-name="ce68" office:value-type="string" calcext:value-type="string">
            <text:p>OutputFactor[2]</text:p>
          </table:table-cell>
          <table:table-cell table:style-name="ce73" office:value-type="float" office:value="30" calcext:value-type="float">
            <text:p>30</text:p>
          </table:table-cell>
        </table:table-row>
        <table:table-row table:style-name="ro1">
          <table:table-cell table:style-name="ce68" office:value-type="string" calcext:value-type="string">
            <text:p>OutputCapacity[2]</text:p>
          </table:table-cell>
          <table:table-cell table:style-name="ce73" office:value-type="float" office:value="55" calcext:value-type="float">
            <text:p>55</text:p>
          </table:table-cell>
        </table:table-row>
      </table:table>
      <table:table table:name="FleischFischGefluegel" table:style-name="ta5">
        <table:table-column table:style-name="co10" table:default-cell-style-name="ce42"/>
        <table:table-column table:style-name="co11" table:default-cell-style-name="ce42"/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AVL_Fischzucht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table:style-name="ce54"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50" calcext:value-type="float">
            <text:p>150</text:p>
          </table:table-cell>
        </table:table-row>
        <table:table-row table:style-name="ro2">
          <table:table-cell table:style-name="ce44" office:value-type="string" calcext:value-type="string">
            <text:p>OutputGood[0]</text:p>
          </table:table-cell>
          <table:table-cell table:style-name="ce44" office:value-type="string" calcext:value-type="string">
            <text:p>Fisch</text:p>
          </table:table-cell>
        </table:table-row>
        <table:table-row table:style-name="ro2">
          <table:table-cell table:style-name="ce44" office:value-type="string" calcext:value-type="string">
            <text:p>OutputCapacity[0]</text:p>
          </table:table-cell>
          <table:table-cell table:style-name="ce4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x_fiel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_fiel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s[0]</text:p>
          </table:table-cell>
          <table:table-cell office:value-type="string" calcext:value-type="string">
            <text:p>fischteich_1</text:p>
          </table:table-cell>
        </table:table-row>
        <table:table-row table:style-name="ro1">
          <table:table-cell office:value-type="string" calcext:value-type="string">
            <text:p>probability_to_spawn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production_per_field[0]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orage_capacity[0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Lebensmittelfabrik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50" calcext:value-type="float">
            <text:p>150</text:p>
          </table:table-cell>
        </table:table-row>
        <table:table-row table:style-name="ro2">
          <table:table-cell table:style-name="ce45" office:value-type="string" calcext:value-type="string">
            <text:p>InputGood[0]</text:p>
          </table:table-cell>
          <table:table-cell table:style-name="ce45" office:value-type="string" calcext:value-type="string">
            <text:p>Fleisch</text:p>
          </table:table-cell>
        </table:table-row>
        <table:table-row table:style-name="ro2">
          <table:table-cell table:style-name="ce45" office:value-type="string" calcext:value-type="string">
            <text:p>InputCapacity[0]</text:p>
          </table:table-cell>
          <table:table-cell table:style-name="ce45" office:value-type="float" office:value="150" calcext:value-type="float">
            <text:p>150</text:p>
          </table:table-cell>
        </table:table-row>
        <table:table-row table:style-name="ro2">
          <table:table-cell table:style-name="ce45" office:value-type="string" calcext:value-type="string">
            <text:p>InputSupplier[0]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2">
          <table:table-cell table:style-name="ce44" office:value-type="string" calcext:value-type="string">
            <text:p>InputGood[1]</text:p>
          </table:table-cell>
          <table:table-cell table:style-name="ce44" office:value-type="string" calcext:value-type="string">
            <text:p>Fisch</text:p>
          </table:table-cell>
        </table:table-row>
        <table:table-row table:style-name="ro2">
          <table:table-cell table:style-name="ce44" office:value-type="string" calcext:value-type="string">
            <text:p>InputCapacity[1]</text:p>
          </table:table-cell>
          <table:table-cell table:style-name="ce44" office:value-type="float" office:value="60" calcext:value-type="float">
            <text:p>60</text:p>
          </table:table-cell>
        </table:table-row>
        <table:table-row table:style-name="ro1">
          <table:table-cell table:style-name="ce44" office:value-type="string" calcext:value-type="string">
            <text:p>InputSupplier[1]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2">
          <table:table-cell table:style-name="ce46" office:value-type="string" calcext:value-type="string">
            <text:p>InputGood[2]</text:p>
          </table:table-cell>
          <table:table-cell table:style-name="ce46" office:value-type="string" calcext:value-type="string">
            <text:p>Gefluegel</text:p>
          </table:table-cell>
        </table:table-row>
        <table:table-row table:style-name="ro2">
          <table:table-cell table:style-name="ce46" office:value-type="string" calcext:value-type="string">
            <text:p>InputCapacity[2]</text:p>
          </table:table-cell>
          <table:table-cell table:style-name="ce46" office:value-type="float" office:value="100" calcext:value-type="float">
            <text:p>100</text:p>
          </table:table-cell>
        </table:table-row>
        <table:table-row table:style-name="ro2">
          <table:table-cell table:style-name="ce46" office:value-type="string" calcext:value-type="string">
            <text:p>InputSupplier[1]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2">
          <table:table-cell table:style-name="ce47" office:value-type="string" calcext:value-type="string">
            <text:p>OutputGood[0]</text:p>
          </table:table-cell>
          <table:table-cell table:style-name="ce47" office:value-type="string" calcext:value-type="string">
            <text:p>Fertiggerichte</text:p>
          </table:table-cell>
        </table:table-row>
        <table:table-row table:style-name="ro2">
          <table:table-cell table:style-name="ce47" office:value-type="string" calcext:value-type="string">
            <text:p>OutputCapacity[0]</text:p>
          </table:table-cell>
          <table:table-cell table:style-name="ce47" office:value-type="float" office:value="100" calcext:value-type="float">
            <text:p>100</text:p>
          </table:table-cell>
        </table:table-row>
        <table:table-row table:style-name="ro2">
          <table:table-cell table:style-name="ce47" office:value-type="string" calcext:value-type="string">
            <text:p>OutputGood[1]</text:p>
          </table:table-cell>
          <table:table-cell table:style-name="ce47" office:value-type="string" calcext:value-type="string">
            <text:p>Konserven</text:p>
          </table:table-cell>
        </table:table-row>
        <table:table-row table:style-name="ro2">
          <table:table-cell table:style-name="ce47" office:value-type="string" calcext:value-type="string">
            <text:p>OutputCapacity[1]</text:p>
          </table:table-cell>
          <table:table-cell table:style-name="ce47" office:value-type="float" office:value="100" calcext:value-type="float">
            <text:p>100</text:p>
          </table:table-cell>
        </table:table-row>
        <table:table-row table:style-name="ro2">
          <table:table-cell table:style-name="ce47" office:value-type="string" calcext:value-type="string">
            <text:p>OutputGood[2]</text:p>
          </table:table-cell>
          <table:table-cell table:style-name="ce47" office:value-type="string" calcext:value-type="string">
            <text:p>Kuehlware</text:p>
          </table:table-cell>
        </table:table-row>
        <table:table-row table:style-name="ro2">
          <table:table-cell table:style-name="ce47" office:value-type="string" calcext:value-type="string">
            <text:p>OutputCapacity[2]</text:p>
          </table:table-cell>
          <table:table-cell table:style-name="ce47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AVL_Schlachthof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50" calcext:value-type="float">
            <text:p>150</text:p>
          </table:table-cell>
        </table:table-row>
        <table:table-row table:style-name="ro2">
          <table:table-cell table:style-name="ce48" office:value-type="string" calcext:value-type="string">
            <text:p>InputGood[0]</text:p>
          </table:table-cell>
          <table:table-cell table:style-name="ce48" office:value-type="string" calcext:value-type="string">
            <text:p>Vieh</text:p>
          </table:table-cell>
        </table:table-row>
        <table:table-row table:style-name="ro2">
          <table:table-cell table:style-name="ce48" office:value-type="string" calcext:value-type="string">
            <text:p>InputCapacity[0]</text:p>
          </table:table-cell>
          <table:table-cell table:style-name="ce48" office:value-type="float" office:value="120" calcext:value-type="float">
            <text:p>120</text:p>
          </table:table-cell>
        </table:table-row>
        <table:table-row table:style-name="ro2">
          <table:table-cell table:style-name="ce48" office:value-type="string" calcext:value-type="string">
            <text:p>InputSupplier[0]</text:p>
          </table:table-cell>
          <table:table-cell table:style-name="ce4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putGood[0]</text:p>
          </table:table-cell>
          <table:table-cell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Schlachthof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50" calcext:value-type="float">
            <text:p>150</text:p>
          </table:table-cell>
        </table:table-row>
        <table:table-row table:style-name="ro2">
          <table:table-cell table:style-name="ce48" office:value-type="string" calcext:value-type="string">
            <text:p>InputGood[0]</text:p>
          </table:table-cell>
          <table:table-cell table:style-name="ce48" office:value-type="string" calcext:value-type="string">
            <text:p>Vieh</text:p>
          </table:table-cell>
        </table:table-row>
        <table:table-row table:style-name="ro2">
          <table:table-cell table:style-name="ce48" office:value-type="string" calcext:value-type="string">
            <text:p>InputCapacity[0]</text:p>
          </table:table-cell>
          <table:table-cell table:style-name="ce48" office:value-type="float" office:value="120" calcext:value-type="float">
            <text:p>120</text:p>
          </table:table-cell>
        </table:table-row>
        <table:table-row table:style-name="ro2">
          <table:table-cell table:style-name="ce48" office:value-type="string" calcext:value-type="string">
            <text:p>InputSupplier[0]</text:p>
          </table:table-cell>
          <table:table-cell table:style-name="ce48" office:value-type="float" office:value="2" calcext:value-type="float">
            <text:p>2</text:p>
          </table:table-cell>
        </table:table-row>
        <table:table-row table:style-name="ro2">
          <table:table-cell table:style-name="ce45" office:value-type="string" calcext:value-type="string">
            <text:p>OutputGood[0]</text:p>
          </table:table-cell>
          <table:table-cell table:style-name="ce45"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Tierfutter_Fabrik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putGood[0]</text:p>
          </table:table-cell>
          <table:table-cell office:value-type="string" calcext:value-type="string">
            <text:p>Weiz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Good[1]</text:p>
          </table:table-cell>
          <table:table-cell office:value-type="string" calcext:value-type="string">
            <text:p>Gerste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49" office:value-type="string" calcext:value-type="string">
            <text:p>OutputGood[0]</text:p>
          </table:table-cell>
          <table:table-cell table:style-name="ce49" office:value-type="string" calcext:value-type="string">
            <text:p>Tierfutter</text:p>
          </table:table-cell>
        </table:table-row>
        <table:table-row table:style-name="ro2">
          <table:table-cell table:style-name="ce49" office:value-type="string" calcext:value-type="string">
            <text:p>OutputCapacity[0]</text:p>
          </table:table-cell>
          <table:table-cell table:style-name="ce4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ALP_Viehhof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table:style-name="ce54"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x_field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n_field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OutputGood[0]</text:p>
          </table:table-cell>
          <table:table-cell table:style-name="ce50" office:value-type="string" calcext:value-type="string">
            <text:p>Vieh</text:p>
          </table:table-cell>
        </table:table-row>
        <table:table-row table:style-name="ro2">
          <table:table-cell table:style-name="ce50" office:value-type="string" calcext:value-type="string">
            <text:p>OutputCapacity[0]</text:p>
          </table:table-cell>
          <table:table-cell table:style-name="ce5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utputGood[1]</text:p>
          </table:table-cell>
          <table:table-cell office:value-type="string" calcext:value-type="string">
            <text:p>Milch</text:p>
          </table:table-cell>
        </table:table-row>
        <table:table-row table:style-name="ro1">
          <table:table-cell office:value-type="string" calcext:value-type="string">
            <text:p>OutputCapacity[1]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bability_to_spawn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fields[0]</text:p>
          </table:table-cell>
          <table:table-cell office:value-type="string" calcext:value-type="string">
            <text:p>Weide_Kuh_braun</text:p>
          </table:table-cell>
        </table:table-row>
        <table:table-row table:style-name="ro1">
          <table:table-cell office:value-type="string" calcext:value-type="string">
            <text:p>storage_capacity[0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ion_per_field[0]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elds[1]</text:p>
          </table:table-cell>
          <table:table-cell office:value-type="string" calcext:value-type="string">
            <text:p>Weide_Kuh_lila</text:p>
          </table:table-cell>
        </table:table-row>
        <table:table-row table:style-name="ro1">
          <table:table-cell office:value-type="string" calcext:value-type="string">
            <text:p>storage_capacity[1]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roduction_per_field[1]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eeds_g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AVL_Schafsscheune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table:style-name="ce54"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utputGood[0]</text:p>
          </table:table-cell>
          <table:table-cell office:value-type="string" calcext:value-type="string">
            <text:p>Wolle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x_fiel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_fiel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ability_to_spawn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fields[0]</text:p>
          </table:table-cell>
          <table:table-cell office:value-type="string" calcext:value-type="string">
            <text:p>schafweide_1</text:p>
          </table:table-cell>
        </table:table-row>
        <table:table-row table:style-name="ro1">
          <table:table-cell office:value-type="string" calcext:value-type="string">
            <text:p>storage_capacity[0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oduction_per_field[0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AVL_Viehhof_alt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table:style-name="ce54"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00" calcext:value-type="float">
            <text:p>100</text:p>
          </table:table-cell>
        </table:table-row>
        <table:table-row table:style-name="ro2">
          <table:table-cell table:style-name="ce50" office:value-type="string" calcext:value-type="string">
            <text:p>OutputGood[0]</text:p>
          </table:table-cell>
          <table:table-cell table:style-name="ce50" office:value-type="string" calcext:value-type="string">
            <text:p>Vieh</text:p>
          </table:table-cell>
        </table:table-row>
        <table:table-row table:style-name="ro2">
          <table:table-cell table:style-name="ce50" office:value-type="string" calcext:value-type="string">
            <text:p>OutputCapacity[0]</text:p>
          </table:table-cell>
          <table:table-cell table:style-name="ce5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x_fiel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_fiel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ability_to_spawn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fields[0]</text:p>
          </table:table-cell>
          <table:table-cell office:value-type="string" calcext:value-type="string">
            <text:p>Weide_Kuh_braun</text:p>
          </table:table-cell>
        </table:table-row>
        <table:table-row table:style-name="ro1">
          <table:table-cell office:value-type="string" calcext:value-type="string">
            <text:p>storage_capacity[0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ion_per_field[0]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Bauernhof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table:style-name="ce54"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00" calcext:value-type="float">
            <text:p>100</text:p>
          </table:table-cell>
        </table:table-row>
        <table:table-row table:style-name="ro2">
          <table:table-cell table:style-name="ce50" office:value-type="string" calcext:value-type="string">
            <text:p>OutputGood[0]</text:p>
          </table:table-cell>
          <table:table-cell table:style-name="ce50" office:value-type="string" calcext:value-type="string">
            <text:p>Vieh</text:p>
          </table:table-cell>
        </table:table-row>
        <table:table-row table:style-name="ro2">
          <table:table-cell table:style-name="ce50" office:value-type="string" calcext:value-type="string">
            <text:p>OutputCapacity[0]</text:p>
          </table:table-cell>
          <table:table-cell table:style-name="ce5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eeds_g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Gefluegelhof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3" office:value-type="string" calcext:value-type="string">
            <text:p>Productivity</text:p>
          </table:table-cell>
          <table:table-cell table:style-name="ce43" office:value-type="float" office:value="150" calcext:value-type="float">
            <text:p>150</text:p>
          </table:table-cell>
        </table:table-row>
        <table:table-row table:style-name="ro2">
          <table:table-cell table:style-name="ce49" office:value-type="string" calcext:value-type="string">
            <text:p>InputGood[0]</text:p>
          </table:table-cell>
          <table:table-cell table:style-name="ce49" office:value-type="string" calcext:value-type="string">
            <text:p>Tierfutter</text:p>
          </table:table-cell>
        </table:table-row>
        <table:table-row table:style-name="ro2">
          <table:table-cell table:style-name="ce49" office:value-type="string" calcext:value-type="string">
            <text:p>InputCapacity[0]</text:p>
          </table:table-cell>
          <table:table-cell table:style-name="ce49" office:value-type="float" office:value="200" calcext:value-type="float">
            <text:p>200</text:p>
          </table:table-cell>
        </table:table-row>
        <table:table-row table:style-name="ro1">
          <table:table-cell table:style-name="ce49" office:value-type="string" calcext:value-type="string">
            <text:p>InputSupplier[0]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OutputGood[0]</text:p>
          </table:table-cell>
          <table:table-cell table:style-name="ce46" office:value-type="string" calcext:value-type="string">
            <text:p>Gefluegel</text:p>
          </table:table-cell>
        </table:table-row>
        <table:table-row table:style-name="ro2">
          <table:table-cell table:style-name="ce46" office:value-type="string" calcext:value-type="string">
            <text:p>OutputCapacity[0]</text:p>
          </table:table-cell>
          <table:table-cell table:style-name="ce4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utputGood[1]</text:p>
          </table:table-cell>
          <table:table-cell office:value-type="string" calcext:value-type="string">
            <text:p>Eier</text:p>
          </table:table-cell>
        </table:table-row>
        <table:table-row table:style-name="ro1">
          <table:table-cell office:value-type="string" calcext:value-type="string">
            <text:p>OutputCapacity[1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Viehhof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1" office:value-type="string" calcext:value-type="string">
            <text:p>Productivity</text:p>
          </table:table-cell>
          <table:table-cell table:style-name="ce51" office:value-type="float" office:value="100" calcext:value-type="float">
            <text:p>100</text:p>
          </table:table-cell>
        </table:table-row>
        <table:table-row table:style-name="ro2">
          <table:table-cell table:style-name="ce52" office:value-type="string" calcext:value-type="string">
            <text:p>OutputGood[0]</text:p>
          </table:table-cell>
          <table:table-cell table:style-name="ce52" office:value-type="string" calcext:value-type="string">
            <text:p>Vieh</text:p>
          </table:table-cell>
        </table:table-row>
        <table:table-row table:style-name="ro2">
          <table:table-cell table:style-name="ce52" office:value-type="string" calcext:value-type="string">
            <text:p>OutputCapacity[0]</text:p>
          </table:table-cell>
          <table:table-cell table:style-name="ce52" office:value-type="float" office:value="70" calcext:value-type="float">
            <text:p>70</text:p>
          </table:table-cell>
        </table:table-row>
        <table:table-row table:style-name="ro1">
          <table:table-cell table:style-name="ce53" office:value-type="string" calcext:value-type="string">
            <text:p>needs_ground</text:p>
          </table:table-cell>
          <table:table-cell table:style-name="ce53" office:value-type="float" office:value="1" calcext:value-type="float">
            <text:p>1</text:p>
          </table:table-cell>
        </table:table-row>
        <calcext:conditional-formats>
          <calcext:conditional-format calcext:target-range-address="FleischFischGefluegel.A1:FleischFischGefluegel.B137">
            <calcext:condition calcext:apply-style-name="Unbenannt1" calcext:value="=&quot;Location&quot;" calcext:base-cell-address="Bücher.C118"/>
            <calcext:condition calcext:apply-style-name="Result" calcext:value="=&quot;Land&quot;" calcext:base-cell-address="Bücher.C118"/>
            <calcext:condition calcext:apply-style-name="Unbenannt1" calcext:value="=&quot;City&quot;" calcext:base-cell-address="Bücher.C118"/>
          </calcext:conditional-format>
        </calcext:conditional-formats>
      </table:table>
      <table:table table:name="stahl" table:style-name="ta6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AVL_Autohaus_NIC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30" calcext:value-type="float">
            <text:p>30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Autos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Erzbergwer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00" calcext:value-type="float">
            <text:p>2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Eisenerz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KFZ_Fabri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175" calcext:value-type="float">
            <text:p>175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Stahl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string" calcext:value-type="string">
            <text:p>InputGood[1]</text:p>
          </table:table-cell>
          <table:table-cell table:style-name="ce58" office:value-type="string" calcext:value-type="string">
            <text:p>Plastik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7" office:value-type="string" calcext:value-type="string">
            <text:p>InputGood[2]</text:p>
          </table:table-cell>
          <table:table-cell table:style-name="ce58" office:value-type="string" calcext:value-type="string">
            <text:p>Benzin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7" office:value-type="string" calcext:value-type="string">
            <text:p>InputGood[3]</text:p>
          </table:table-cell>
          <table:table-cell table:style-name="ce58" office:value-type="string" calcext:value-type="string">
            <text:p>Diesel</text:p>
          </table:table-cell>
        </table:table-row>
        <table:table-row table:style-name="ro1">
          <table:table-cell office:value-type="string" calcext:value-type="string">
            <text:p>InputFactor[3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Autos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Kohlemine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00" calcext:value-type="float">
            <text:p>2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Kohle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MGB_Kokerei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40" calcext:value-type="float">
            <text:p>240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Kohle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Koks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Maschinenfabri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00" calcext:value-type="float">
            <text:p>200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Stahl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7" office:value-type="string" calcext:value-type="string">
            <text:p>InputGood[1]</text:p>
          </table:table-cell>
          <table:table-cell table:style-name="ce58" office:value-type="string" calcext:value-type="string">
            <text:p>Kunststoffgranulat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Maschinen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MGBStahlwerkKoks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60" calcext:value-type="float">
            <text:p>260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Eisenerz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57" office:value-type="string" calcext:value-type="string">
            <text:p>InputGood[1]</text:p>
          </table:table-cell>
          <table:table-cell table:style-name="ce58" office:value-type="string" calcext:value-type="string">
            <text:p>Koks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57" office:value-type="string" calcext:value-type="string">
            <text:p>InputGood[2]</text:p>
          </table:table-cell>
          <table:table-cell table:style-name="ce58" office:value-type="string" calcext:value-type="string">
            <text:p>Schrott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Stahl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MGBStahlwerk_NIC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60" calcext:value-type="float">
            <text:p>260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Eisenerz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57" office:value-type="string" calcext:value-type="string">
            <text:p>InputGood[1]</text:p>
          </table:table-cell>
          <table:table-cell table:style-name="ce58" office:value-type="string" calcext:value-type="string">
            <text:p>Kohle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57" office:value-type="string" calcext:value-type="string">
            <text:p>InputGood[2]</text:p>
          </table:table-cell>
          <table:table-cell table:style-name="ce58" office:value-type="string" calcext:value-type="string">
            <text:p>Schrott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Stahl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MGB_Erzbergwer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300" calcext:value-type="float">
            <text:p>3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Eisenerz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MGB_Schrottplatz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00" calcext:value-type="float">
            <text:p>2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Schrott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Schrotthandel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00" calcext:value-type="float">
            <text:p>2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Schrott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Stahlwerk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260" calcext:value-type="float">
            <text:p>260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Eisenerz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57" office:value-type="string" calcext:value-type="string">
            <text:p>InputGood[1]</text:p>
          </table:table-cell>
          <table:table-cell table:style-name="ce58" office:value-type="string" calcext:value-type="string">
            <text:p>Koks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57" office:value-type="string" calcext:value-type="string">
            <text:p>InputGood[2]</text:p>
          </table:table-cell>
          <table:table-cell table:style-name="ce58" office:value-type="string" calcext:value-type="string">
            <text:p>Schrott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7" office:value-type="string" calcext:value-type="string">
            <text:p>OutputGood[0]</text:p>
          </table:table-cell>
          <table:table-cell table:style-name="ce58" office:value-type="string" calcext:value-type="string">
            <text:p>Stahl</text:p>
          </table:table-cell>
        </table:table-row>
        <table:table-row table:style-name="ro1">
          <table:table-cell office:value-type="string" calcext:value-type="string">
            <text:p>OutputCapacity[0]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VWAutohaus_NIC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6" office:value-type="string" calcext:value-type="string">
            <text:p>Productivity</text:p>
          </table:table-cell>
          <table:table-cell table:style-name="ce56" office:value-type="float" office:value="30" calcext:value-type="float">
            <text:p>30</text:p>
          </table:table-cell>
        </table:table-row>
        <table:table-row table:style-name="ro1">
          <table:table-cell table:style-name="ce57" office:value-type="string" calcext:value-type="string">
            <text:p>InputGood[0]</text:p>
          </table:table-cell>
          <table:table-cell table:style-name="ce58" office:value-type="string" calcext:value-type="string">
            <text:p>Autos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verkauf" table:style-name="ta10"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ALP_Baumarkt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100" calcext:value-type="float">
            <text:p>10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etonfertigteile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Lackfarbe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Maschinen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60" calcext:value-type="float">
            <text:p>6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Zement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ALP_Elektroshop_NI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Maschinen</text:p>
          </table:table-cell>
        </table:table-row>
        <table:table-row table:style-name="ro1">
          <table:table-cell office:value-type="string" calcext:value-type="string">
            <text:p>InputFactor[3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Druckerfarbe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Kameras</text:p>
          </table:table-cell>
        </table:table-row>
        <table:table-row table:style-name="ro1">
          <table:table-cell office:value-type="string" calcext:value-type="string">
            <text:p>InputFactor[3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ALP_Supermarkt_NI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Wein</text:p>
          </table:table-cell>
        </table:table-row>
        <table:table-row table:style-name="ro1">
          <table:table-cell office:value-type="string" calcext:value-type="string">
            <text:p>InputSupplier[7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AVL_Baumarkt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90" calcext:value-type="float">
            <text:p>9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etonfertigteile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Lackfarbe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Maschinen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60" calcext:value-type="float">
            <text:p>6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Zement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Bretter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ductivity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Maschinen</text:p>
          </table:table-cell>
        </table:table-row>
        <table:table-row table:style-name="ro1">
          <table:table-cell office:value-type="string" calcext:value-type="string">
            <text:p>InputFactor[3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Druckerfarbe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Kameras</text:p>
          </table:table-cell>
        </table:table-row>
        <table:table-row table:style-name="ro1">
          <table:table-cell office:value-type="string" calcext:value-type="string">
            <text:p>InputFactor[3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AVL_Marktplatz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50" calcext:value-type="float">
            <text:p>5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Eier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Marzipan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Milch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Textilien</text:p>
          </table:table-cell>
        </table:table-row>
        <table:table-row table:style-name="ro1">
          <table:table-cell office:value-type="string" calcext:value-type="string">
            <text:p>InputFactor[5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Trauben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AVL_Supermarkt_NIC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Trauben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iscounter_MGB_AVL_ALP_199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90" calcext:value-type="float">
            <text:p>9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Mehl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Marzipan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Milch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Wein</text:p>
          </table:table-cell>
        </table:table-row>
        <table:table-row table:style-name="ro1">
          <table:table-cell office:value-type="string" calcext:value-type="string">
            <text:p>InputFactor[6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iscounter_NDL_ODL_199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90" calcext:value-type="float">
            <text:p>9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Moebel</text:p>
          </table:table-cell>
        </table:table-row>
        <table:table-row table:style-name="ro1">
          <table:table-cell office:value-type="string" calcext:value-type="string">
            <text:p>InputFactor[6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Zucker</text:p>
          </table:table-cell>
        </table:table-row>
        <table:table-row table:style-name="ro1">
          <table:table-cell office:value-type="string" calcext:value-type="string">
            <text:p>InputFactor[7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7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Getraenkemarkt_NIC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60" calcext:value-type="float">
            <text:p>6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Factor[0]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Wein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Factor[1]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Kaufhaus_NIC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retire_mon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Kameras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8]</text:p>
          </table:table-cell>
          <table:table-cell table:style-name="ce116" office:value-type="string" calcext:value-type="string">
            <text:p>Moebel</text:p>
          </table:table-cell>
        </table:table-row>
        <table:table-row table:style-name="ro1">
          <table:table-cell office:value-type="string" calcext:value-type="string">
            <text:p>InputFactor[8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Capacity[8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8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9]</text:p>
          </table:table-cell>
          <table:table-cell table:style-name="ce116" office:value-type="string" calcext:value-type="string">
            <text:p>Textilien</text:p>
          </table:table-cell>
        </table:table-row>
        <table:table-row table:style-name="ro1">
          <table:table-cell office:value-type="string" calcext:value-type="string">
            <text:p>InputFactor[9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9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9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0]</text:p>
          </table:table-cell>
          <table:table-cell table:style-name="ce116" office:value-type="string" calcext:value-type="string">
            <text:p>Wein</text:p>
          </table:table-cell>
        </table:table-row>
        <table:table-row table:style-name="ro1">
          <table:table-cell office:value-type="string" calcext:value-type="string">
            <text:p>InputCapacity[1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1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dem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Lagerhalle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60" calcext:value-type="float">
            <text:p>6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etonfertigteile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Lackfarbe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Maschinen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60" calcext:value-type="float">
            <text:p>6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Zement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Markt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50" calcext:value-type="float">
            <text:p>5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Eier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Südfrü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Milch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Textilien</text:p>
          </table:table-cell>
        </table:table-row>
        <table:table-row table:style-name="ro1">
          <table:table-cell office:value-type="string" calcext:value-type="string">
            <text:p>InputFactor[5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Obst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MGB_alter_Markt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40" calcext:value-type="float">
            <text:p>4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Eier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Marzipan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Milch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Südfrüchte</text:p>
          </table:table-cell>
        </table:table-row>
        <table:table-row table:style-name="ro1">
          <table:table-cell office:value-type="string" calcext:value-type="string">
            <text:p>InputFactor[5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Obst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MGB_Einkaufszentrum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500" calcext:value-type="float">
            <text:p>50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InputFactor[3]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Kameras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InputFactor[7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7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8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8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Supplier[8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9]</text:p>
          </table:table-cell>
          <table:table-cell table:style-name="ce116" office:value-type="string" calcext:value-type="string">
            <text:p>Marzipan</text:p>
          </table:table-cell>
        </table:table-row>
        <table:table-row table:style-name="ro1">
          <table:table-cell office:value-type="string" calcext:value-type="string">
            <text:p>InputSupplier[9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9]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table:style-name="ce116" office:value-type="string" calcext:value-type="string">
            <text:p>InputGood[10]</text:p>
          </table:table-cell>
          <table:table-cell table:style-name="ce116" office:value-type="string" calcext:value-type="string">
            <text:p>Moebel</text:p>
          </table:table-cell>
        </table:table-row>
        <table:table-row table:style-name="ro1">
          <table:table-cell office:value-type="string" calcext:value-type="string">
            <text:p>InputFactor[10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putSupplier[1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10]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style-name="ce116" office:value-type="string" calcext:value-type="string">
            <text:p>InputGood[11]</text:p>
          </table:table-cell>
          <table:table-cell table:style-name="ce116" office:value-type="string" calcext:value-type="string">
            <text:p>Textilien</text:p>
          </table:table-cell>
        </table:table-row>
        <table:table-row table:style-name="ro1">
          <table:table-cell office:value-type="string" calcext:value-type="string">
            <text:p>InputFactor[11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1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11]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style-name="ce116" office:value-type="string" calcext:value-type="string">
            <text:p>InputGood[12]</text:p>
          </table:table-cell>
          <table:table-cell table:style-name="ce116" office:value-type="string" calcext:value-type="string">
            <text:p>Wein</text:p>
          </table:table-cell>
        </table:table-row>
        <table:table-row table:style-name="ro1">
          <table:table-cell office:value-type="string" calcext:value-type="string">
            <text:p>InputSupplier[1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1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ssenger_dem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_bo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1" office:value-type="string" calcext:value-type="string">
            <text:p>name</text:p>
          </table:table-cell>
          <table:table-cell table:style-name="ce111" office:value-type="string" calcext:value-type="string">
            <text:p>Minimarkt_NIC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Milch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Textilien</text:p>
          </table:table-cell>
        </table:table-row>
        <table:table-row table:style-name="ro1">
          <table:table-cell office:value-type="string" calcext:value-type="string">
            <text:p>InputFactor[7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Supplier[7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table:style-name="ce116" office:value-type="string" calcext:value-type="string">
            <text:p>InputGood[8]</text:p>
          </table:table-cell>
          <table:table-cell table:style-name="ce116" office:value-type="string" calcext:value-type="string">
            <text:p>Wein</text:p>
          </table:table-cell>
        </table:table-row>
        <table:table-row table:style-name="ro1">
          <table:table-cell office:value-type="string" calcext:value-type="string">
            <text:p>InputSupplier[8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8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enger_bo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Supermarkt_AVL_ALP_200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Eier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Trauben</text:p>
          </table:table-cell>
        </table:table-row>
        <table:table-row table:style-name="ro1">
          <table:table-cell office:value-type="string" calcext:value-type="string">
            <text:p>InputSupplier[7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Supermarkt_MGB_AVL_197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DistributionWeight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table:style-name="ce115"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Buecher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Trauben</text:p>
          </table:table-cell>
        </table:table-row>
        <table:table-row table:style-name="ro1">
          <table:table-cell office:value-type="string" calcext:value-type="string">
            <text:p>InputSupplier[7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Supermarkt_ODL_MGB_200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tire_year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ity</text:p>
          </table:table-cell>
        </table:table-row>
        <table:table-row table:style-name="ro5">
          <table:table-cell office:value-type="string" calcext:value-type="string">
            <text:p>DistributionWeight</text:p>
          </table:table-cell>
          <table:table-cell table:style-name="ce115" office:value-type="float" office:value="50" calcext:value-type="float">
            <text:p>50</text:p>
          </table:table-cell>
        </table:table-row>
        <table:table-row table:style-name="ro5">
          <table:table-cell table:style-name="ce115" office:value-type="string" calcext:value-type="string">
            <text:p>Productivity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style-name="ce116" office:value-type="string" calcext:value-type="string">
            <text:p>InputGood[0]</text:p>
          </table:table-cell>
          <table:table-cell table:style-name="ce116" office:value-type="string" calcext:value-type="string">
            <text:p>Backwaren</text:p>
          </table:table-cell>
        </table:table-row>
        <table:table-row table:style-name="ro1">
          <table:table-cell office:value-type="string" calcext:value-type="string">
            <text:p>InputCapacity[0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putSupplier[0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1]</text:p>
          </table:table-cell>
          <table:table-cell table:style-name="ce116" office:value-type="string" calcext:value-type="string">
            <text:p>Bier</text:p>
          </table:table-cell>
        </table:table-row>
        <table:table-row table:style-name="ro1">
          <table:table-cell office:value-type="string" calcext:value-type="string">
            <text:p>InputCapacity[1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putSupplier[1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2]</text:p>
          </table:table-cell>
          <table:table-cell table:style-name="ce116" office:value-type="string" calcext:value-type="string">
            <text:p>Lebensmittel</text:p>
          </table:table-cell>
        </table:table-row>
        <table:table-row table:style-name="ro1">
          <table:table-cell office:value-type="string" calcext:value-type="string">
            <text:p>InputFactor[2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putCapacity[2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putSupplier[2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3]</text:p>
          </table:table-cell>
          <table:table-cell table:style-name="ce116" office:value-type="string" calcext:value-type="string">
            <text:p>Fertiggerichte</text:p>
          </table:table-cell>
        </table:table-row>
        <table:table-row table:style-name="ro1">
          <table:table-cell office:value-type="string" calcext:value-type="string">
            <text:p>InputCapacity[3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3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4]</text:p>
          </table:table-cell>
          <table:table-cell table:style-name="ce116" office:value-type="string" calcext:value-type="string">
            <text:p>Tiefkuehlkost</text:p>
          </table:table-cell>
        </table:table-row>
        <table:table-row table:style-name="ro1">
          <table:table-cell office:value-type="string" calcext:value-type="string">
            <text:p>InputCapacity[4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4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5]</text:p>
          </table:table-cell>
          <table:table-cell table:style-name="ce116" office:value-type="string" calcext:value-type="string">
            <text:p>Dosenessen</text:p>
          </table:table-cell>
        </table:table-row>
        <table:table-row table:style-name="ro1">
          <table:table-cell office:value-type="string" calcext:value-type="string">
            <text:p>InputCapacity[5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putSupplier[5]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116" office:value-type="string" calcext:value-type="string">
            <text:p>InputGood[6]</text:p>
          </table:table-cell>
          <table:table-cell table:style-name="ce116" office:value-type="string" calcext:value-type="string">
            <text:p>Fleisch</text:p>
          </table:table-cell>
        </table:table-row>
        <table:table-row table:style-name="ro1">
          <table:table-cell office:value-type="string" calcext:value-type="string">
            <text:p>InputSupplier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6]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table:style-name="ce116" office:value-type="string" calcext:value-type="string">
            <text:p>InputGood[7]</text:p>
          </table:table-cell>
          <table:table-cell table:style-name="ce116" office:value-type="string" calcext:value-type="string">
            <text:p>Eier</text:p>
          </table:table-cell>
        </table:table-row>
        <table:table-row table:style-name="ro1">
          <table:table-cell office:value-type="string" calcext:value-type="string">
            <text:p>InputSupplier[7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Capacity[7]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1" table:target-range-address="Möbel.A1:Möbel.B8" table:orientation="column">
          <table:filter>
            <table:filter-and>
              <table:filter-condition table:field-number="0" table:value="InputGood" table:operator="contains"/>
            </table:filter-and>
          </table:filter>
        </table:database-range>
        <table:database-range table:name="__Anonymous_Sheet_DB__6" table:target-range-address="verkauf.A1:verkauf.B5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0" loext:min-decimal-places="0" number:min-integer-digits="0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 style:data-style-name="N2" text:time-value="13:26:39.97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2:23:29.875000000</meta:creation-date>
    <dc:date>2016-03-06T13:29:23.716000000</dc:date>
    <meta:editing-duration>PT4H5M27S</meta:editing-duration>
    <meta:editing-cycles>56</meta:editing-cycles>
    <meta:generator>LibreOffice/5.0.3.2$Windows_x86 LibreOffice_project/e5f16313668ac592c1bfb310f4390624e3dbfb75</meta:generator>
    <meta:document-statistic meta:table-count="7" meta:cell-count="2325" meta:object-count="20"/>
  </office:meta>
</office:document-meta>
</file>